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cm" table:align="left"/>
    </style:style>
    <style:style style:name="Table1.A" style:family="table-column">
      <style:table-column-properties style:column-width="7.304cm"/>
    </style:style>
    <style:style style:name="Table1.B" style:family="table-column">
      <style:table-column-properties style:column-width="8.696cm"/>
    </style:style>
    <style:style style:name="Table1.A1" style:family="table-cell">
      <style:table-cell-properties fo:background-color="#cccccc" fo:padding="0.097cm" fo:border-left="none" fo:border-right="none" fo:border-top="0.5pt solid #000000" fo:border-bottom="0.5pt solid #000000">
        <style:background-image/>
      </style:table-cell-properties>
    </style:style>
    <style:style style:name="Table1.A2" style:family="table-cell">
      <style:table-cell-properties fo:padding="0.097cm" fo:border-left="none" fo:border-right="none" fo:border-top="0.5pt solid #000000" fo:border-bottom="0.5pt solid #000000"/>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A6" style:family="table-cell">
      <style:table-cell-properties fo:padding="0.097cm" fo:border-left="none" fo:border-right="none" fo:border-top="0.5pt solid #000000" fo:border-bottom="0.5pt solid #000000"/>
    </style:style>
    <style:style style:name="Table1.A7" style:family="table-cell">
      <style:table-cell-properties fo:padding="0.097cm" fo:border="none"/>
    </style:style>
    <style:style style:name="Table1.B7"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A9" style:family="table-cell">
      <style:table-cell-properties fo:padding="0.097cm" fo:border="none"/>
    </style:style>
    <style:style style:name="Table1.B9" style:family="table-cell">
      <style:table-cell-properties fo:padding="0.097cm" fo:border="none"/>
    </style:style>
    <style:style style:name="Table1.A10" style:family="table-cell">
      <style:table-cell-properties fo:padding="0.097cm" fo:border-left="none" fo:border-right="none" fo:border-top="0.5pt solid #000000" fo:border-bottom="0.5pt solid #000000"/>
    </style:style>
    <style:style style:name="Table1.A11" style:family="table-cell">
      <style:table-cell-properties fo:padding="0.097cm" fo:border="none"/>
    </style:style>
    <style:style style:name="Table1.B11" style:family="table-cell">
      <style:table-cell-properties fo:padding="0.097cm" fo:border="none"/>
    </style:style>
    <style:style style:name="Table1.A12" style:family="table-cell">
      <style:table-cell-properties fo:padding="0.097cm" fo:border="none"/>
    </style:style>
    <style:style style:name="Table1.B12" style:family="table-cell">
      <style:table-cell-properties fo:padding="0.097cm" fo:border="none"/>
    </style:style>
    <style:style style:name="Table1.A13" style:family="table-cell">
      <style:table-cell-properties fo:padding="0.097cm" fo:border="none"/>
    </style:style>
    <style:style style:name="Table1.B13" style:family="table-cell">
      <style:table-cell-properties fo:padding="0.097cm" fo:border="none"/>
    </style:style>
    <style:style style:name="Table1.A14" style:family="table-cell">
      <style:table-cell-properties fo:padding="0.097cm" fo:border-left="none" fo:border-right="none" fo:border-top="0.5pt solid #000000" fo:border-bottom="0.5pt solid #000000"/>
    </style:style>
    <style:style style:name="Table1.A15" style:family="table-cell">
      <style:table-cell-properties fo:padding="0.097cm" fo:border="none"/>
    </style:style>
    <style:style style:name="Table1.B15" style:family="table-cell">
      <style:table-cell-properties fo:padding="0.097cm" fo:border="none"/>
    </style:style>
    <style:style style:name="Table1.A16" style:family="table-cell">
      <style:table-cell-properties fo:padding="0.097cm" fo:border="none"/>
    </style:style>
    <style:style style:name="Table1.B16" style:family="table-cell">
      <style:table-cell-properties fo:padding="0.097cm" fo:border="none"/>
    </style:style>
    <style:style style:name="Table1.A17" style:family="table-cell">
      <style:table-cell-properties fo:padding="0.097cm" fo:border="none"/>
    </style:style>
    <style:style style:name="Table1.B17" style:family="table-cell">
      <style:table-cell-properties fo:padding="0.097cm" fo:border="none"/>
    </style:style>
    <style:style style:name="Table1.A18" style:family="table-cell">
      <style:table-cell-properties fo:padding="0.097cm" fo:border="none"/>
    </style:style>
    <style:style style:name="Table1.B18" style:family="table-cell">
      <style:table-cell-properties fo:padding="0.097cm" fo:border="none"/>
    </style:style>
    <style:style style:name="Table1.A19" style:family="table-cell">
      <style:table-cell-properties fo:padding="0.097cm" fo:border="none"/>
    </style:style>
    <style:style style:name="Table1.B19" style:family="table-cell">
      <style:table-cell-properties fo:padding="0.097cm" fo:border="none"/>
    </style:style>
    <style:style style:name="Table1.A20" style:family="table-cell">
      <style:table-cell-properties fo:padding="0.097cm" fo:border="none"/>
    </style:style>
    <style:style style:name="Table1.B20" style:family="table-cell">
      <style:table-cell-properties fo:padding="0.097cm" fo:border="none"/>
    </style:style>
    <style:style style:name="Table1.A21" style:family="table-cell">
      <style:table-cell-properties fo:padding="0.097cm" fo:border="none"/>
    </style:style>
    <style:style style:name="Table1.B21" style:family="table-cell">
      <style:table-cell-properties fo:padding="0.097cm" fo:border="none"/>
    </style:style>
    <style:style style:name="Table1.A22" style:family="table-cell">
      <style:table-cell-properties fo:padding="0.097cm" fo:border="none"/>
    </style:style>
    <style:style style:name="Table1.B22" style:family="table-cell">
      <style:table-cell-properties fo:padding="0.097cm" fo:border="none"/>
    </style:style>
    <style:style style:name="Table1.A23" style:family="table-cell">
      <style:table-cell-properties fo:padding="0.097cm" fo:border="none"/>
    </style:style>
    <style:style style:name="Table1.B23" style:family="table-cell">
      <style:table-cell-properties fo:padding="0.097cm" fo:border="none"/>
    </style:style>
    <style:style style:name="Table1.A24" style:family="table-cell">
      <style:table-cell-properties fo:padding="0.097cm" fo:border-left="none" fo:border-right="none" fo:border-top="0.5pt solid #000000" fo:border-bottom="0.5pt solid #000000"/>
    </style:style>
    <style:style style:name="Table1.A25" style:family="table-cell">
      <style:table-cell-properties fo:padding="0.097cm" fo:border="none"/>
    </style:style>
    <style:style style:name="Table1.B25" style:family="table-cell">
      <style:table-cell-properties fo:padding="0.097cm" fo:border="none"/>
    </style:style>
    <style:style style:name="Table1.A26" style:family="table-cell">
      <style:table-cell-properties fo:padding="0.097cm" fo:border="none"/>
    </style:style>
    <style:style style:name="Table1.B26" style:family="table-cell">
      <style:table-cell-properties fo:padding="0.097cm" fo:border="none"/>
    </style:style>
    <style:style style:name="Table1.A27" style:family="table-cell">
      <style:table-cell-properties fo:padding="0.097cm" fo:border="none"/>
    </style:style>
    <style:style style:name="Table1.B27" style:family="table-cell">
      <style:table-cell-properties fo:padding="0.097cm" fo:border="none"/>
    </style:style>
    <style:style style:name="Table1.A28" style:family="table-cell">
      <style:table-cell-properties fo:padding="0.097cm" fo:border="none"/>
    </style:style>
    <style:style style:name="Table1.B28" style:family="table-cell">
      <style:table-cell-properties fo:padding="0.097cm" fo:border="none"/>
    </style:style>
    <style:style style:name="Table1.A29" style:family="table-cell">
      <style:table-cell-properties fo:padding="0.097cm" fo:border-left="none" fo:border-right="none" fo:border-top="none" fo:border-bottom="0.5pt solid #000000"/>
    </style:style>
    <style:style style:name="Table1.B29" style:family="table-cell">
      <style:table-cell-properties fo:padding="0.097cm" fo:border-left="none" fo:border-right="none" fo:border-top="none" fo:border-bottom="0.5pt solid #000000"/>
    </style:style>
    <style:style style:name="P1" style:family="paragraph" style:parent-style-name="Thesis_5f_body">
      <style:paragraph-properties fo:margin-left="0cm" fo:margin-right="0cm" fo:text-indent="0cm" style:auto-text-indent="false"/>
    </style:style>
    <style:style style:name="P2" style:family="paragraph" style:parent-style-name="Thesis_5f_body">
      <style:paragraph-properties fo:margin-left="0cm" fo:margin-right="0cm" fo:text-indent="0cm" style:auto-text-indent="false"/>
      <style:text-properties fo:font-weight="bold" style:font-weight-asian="bold" style:font-weight-complex="bold"/>
    </style:style>
    <style:style style:name="P3" style:family="paragraph" style:parent-style-name="Thesis_5f_Heading1_5f_appendix" style:master-page-name="Thesis_5f_bodyPage_5f_appendix">
      <style:paragraph-properties style:page-number="auto"/>
    </style:style>
    <style:style style:name="T1" style:family="text">
      <style:text-properties officeooo:rsid="0062730f"/>
    </style:style>
    <style:style style:name="T2" style:family="text">
      <style:text-properties officeooo:rsid="006ae58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97710433" text:style-name="Thesis_5f_numbering_5f_appendix">
        <text:list-item>
          <text:h text:style-name="P3" text:outline-level="1">Списък с използваните <text:span text:style-name="T2">допълнителни пакети към R</text:span></text:h>
        </text:list-item>
      </text:list>
      <table:table table:name="Table1" table:style-name="Table1">
        <table:table-column table:style-name="Table1.A"/>
        <table:table-column table:style-name="Table1.B"/>
        <table:table-row>
          <table:table-cell table:style-name="Table1.A1" office:value-type="string">
            <text:p text:style-name="P2">Пакет</text:p>
          </table:table-cell>
          <table:table-cell table:style-name="Table1.A1" office:value-type="string">
            <text:p text:style-name="P2">Цитат</text:p>
          </table:table-cell>
        </table:table-row>
        <table:table-row>
          <table:table-cell table:style-name="Table1.A2" table:number-columns-spanned="2" office:value-type="string">
            <text:p text:style-name="P2">Работно пространство, повторяемост на анализите </text:p>
          </table:table-cell>
          <table:covered-table-cell/>
        </table:table-row>
        <table:table-row>
          <table:table-cell table:style-name="Table1.A3" office:value-type="string">
            <text:p text:style-name="P1">here </text:p>
          </table:table-cell>
          <table:table-cell table:style-name="Table1.B3" office:value-type="string">
            <text:p text:style-name="P1"><text:reference-mark-start text:name="ZOTERO_ITEM CSL_CITATION {&quot;citationID&quot;:&quot;8ju6sdGs&quot;,&quot;properties&quot;:{&quot;formattedCitation&quot;:&quot;(M\\uc0\\u252{}ller, 2017)&quot;,&quot;plainCitation&quot;:&quot;(Müller, 2017)&quot;,&quot;noteIndex&quot;:0},&quot;citationItems&quot;:[{&quot;id&quot;:4307,&quot;uris&quot;:[&quot;http://zotero.org/users/976121/items/659APBEE&quot;],&quot;uri&quot;:[&quot;http://zotero.org/users/976121/items/659APBEE&quot;],&quot;itemData&quot;:{&quot;id&quot;:4307,&quot;type&quot;:&quot;book&quot;,&quot;title&quot;:&quot;here: A simpler way to find your files&quot;,&quot;version&quot;:&quot;0.1&quot;,&quot;genre&quot;:&quot;R&quot;,&quot;URL&quot;:&quot;https://CRAN.R-project.org/package=here&quot;,&quot;author&quot;:[{&quot;family&quot;:&quot;Müller&quot;,&quot;given&quot;:&quot;Kirill&quot;}],&quot;issued&quot;:{&quot;date-parts&quot;:[[&quot;2017&quot;]]}}}],&quot;schema&quot;:&quot;https://github.com/citation-style-language/schema/raw/master/csl-citation.json&quot;} RNDLBmKZhHemt"/>(Müller, 2017)<text:reference-mark-end text:name="ZOTERO_ITEM CSL_CITATION {&quot;citationID&quot;:&quot;8ju6sdGs&quot;,&quot;properties&quot;:{&quot;formattedCitation&quot;:&quot;(M\\uc0\\u252{}ller, 2017)&quot;,&quot;plainCitation&quot;:&quot;(Müller, 2017)&quot;,&quot;noteIndex&quot;:0},&quot;citationItems&quot;:[{&quot;id&quot;:4307,&quot;uris&quot;:[&quot;http://zotero.org/users/976121/items/659APBEE&quot;],&quot;uri&quot;:[&quot;http://zotero.org/users/976121/items/659APBEE&quot;],&quot;itemData&quot;:{&quot;id&quot;:4307,&quot;type&quot;:&quot;book&quot;,&quot;title&quot;:&quot;here: A simpler way to find your files&quot;,&quot;version&quot;:&quot;0.1&quot;,&quot;genre&quot;:&quot;R&quot;,&quot;URL&quot;:&quot;https://CRAN.R-project.org/package=here&quot;,&quot;author&quot;:[{&quot;family&quot;:&quot;Müller&quot;,&quot;given&quot;:&quot;Kirill&quot;}],&quot;issued&quot;:{&quot;date-parts&quot;:[[&quot;2017&quot;]]}}}],&quot;schema&quot;:&quot;https://github.com/citation-style-language/schema/raw/master/csl-citation.json&quot;} RNDLBmKZhHemt"/></text:p>
          </table:table-cell>
        </table:table-row>
        <table:table-row>
          <table:table-cell table:style-name="Table1.A4" office:value-type="string">
            <text:p text:style-name="P1">knitr</text:p>
          </table:table-cell>
          <table:table-cell table:style-name="Table1.B4" office:value-type="string">
            <text:p text:style-name="P1"><text:reference-mark-start text:name="ZOTERO_ITEM CSL_CITATION {&quot;citationID&quot;:&quot;JPBVL5o5&quot;,&quot;properties&quot;:{&quot;unsorted&quot;:true,&quot;formattedCitation&quot;:&quot;(Xie, 2014, 2018)&quot;,&quot;plainCitation&quot;:&quot;(Xie, 2014, 2018)&quot;,&quot;noteIndex&quot;:0},&quot;citationItems&quot;:[{&quot;id&quot;:4319,&quot;uris&quot;:[&quot;http://zotero.org/users/976121/items/BJ7AHX65&quot;],&quot;uri&quot;:[&quot;http://zotero.org/users/976121/items/BJ7AHX65&quot;],&quot;itemData&quot;:{&quot;id&quot;:4319,&quot;type&quot;:&quot;chapter&quot;,&quot;title&quot;:&quot;knitr: A comprehensive tool for reproducible research in R&quot;,&quot;container-title&quot;:&quot;Implementing reproducible research&quot;,&quot;collection-title&quot;:&quot;The R series&quot;,&quot;publisher&quot;:&quot;CRC Press, Taylor &amp; Francis Group&quot;,&quot;publisher-place&quot;:&quot;Boca Raton&quot;,&quot;source&quot;:&quot;Library of Congress ISBN&quot;,&quot;event-place&quot;:&quot;Boca Raton&quot;,&quot;ISBN&quot;:&quot;978-1-4665-6159-5&quot;,&quot;call-number&quot;:&quot;Q180.55.S7 I47 2014&quot;,&quot;author&quot;:[{&quot;family&quot;:&quot;Xie&quot;,&quot;given&quot;:&quot;Yihui&quot;}],&quot;editor&quot;:[{&quot;family&quot;:&quot;Stodden&quot;,&quot;given&quot;:&quot;Victoria&quot;},{&quot;family&quot;:&quot;Leisch&quot;,&quot;given&quot;:&quot;Friedrich&quot;},{&quot;family&quot;:&quot;Peng&quot;,&quot;given&quot;:&quot;Roger D.&quot;}],&quot;issued&quot;:{&quot;date-parts&quot;:[[&quot;2014&quot;]]}}},{&quot;id&quot;:4308,&quot;uris&quot;:[&quot;http://zotero.org/users/976121/items/7QRP3LRN&quot;],&quot;uri&quot;:[&quot;http://zotero.org/users/976121/items/7QRP3LRN&quot;],&quot;itemData&quot;:{&quot;id&quot;:4308,&quot;type&quot;:&quot;book&quot;,&quot;title&quot;:&quot;knitr: A general-purpose package for dynamic report generation in R&quot;,&quot;version&quot;:&quot;1.20&quot;,&quot;genre&quot;:&quot;R&quot;,&quot;URL&quot;:&quot;https://yihui.name/knitr/&quot;,&quot;author&quot;:[{&quot;family&quot;:&quot;Xie&quot;,&quot;given&quot;:&quot;Yihui&quot;}],&quot;issued&quot;:{&quot;date-parts&quot;:[[&quot;2018&quot;]]}}}],&quot;schema&quot;:&quot;https://github.com/citation-style-language/schema/raw/master/csl-citation.json&quot;} RNDx4XayWOKFp"/>(Xie, 2014, 2018)<text:reference-mark-end text:name="ZOTERO_ITEM CSL_CITATION {&quot;citationID&quot;:&quot;JPBVL5o5&quot;,&quot;properties&quot;:{&quot;unsorted&quot;:true,&quot;formattedCitation&quot;:&quot;(Xie, 2014, 2018)&quot;,&quot;plainCitation&quot;:&quot;(Xie, 2014, 2018)&quot;,&quot;noteIndex&quot;:0},&quot;citationItems&quot;:[{&quot;id&quot;:4319,&quot;uris&quot;:[&quot;http://zotero.org/users/976121/items/BJ7AHX65&quot;],&quot;uri&quot;:[&quot;http://zotero.org/users/976121/items/BJ7AHX65&quot;],&quot;itemData&quot;:{&quot;id&quot;:4319,&quot;type&quot;:&quot;chapter&quot;,&quot;title&quot;:&quot;knitr: A comprehensive tool for reproducible research in R&quot;,&quot;container-title&quot;:&quot;Implementing reproducible research&quot;,&quot;collection-title&quot;:&quot;The R series&quot;,&quot;publisher&quot;:&quot;CRC Press, Taylor &amp; Francis Group&quot;,&quot;publisher-place&quot;:&quot;Boca Raton&quot;,&quot;source&quot;:&quot;Library of Congress ISBN&quot;,&quot;event-place&quot;:&quot;Boca Raton&quot;,&quot;ISBN&quot;:&quot;978-1-4665-6159-5&quot;,&quot;call-number&quot;:&quot;Q180.55.S7 I47 2014&quot;,&quot;author&quot;:[{&quot;family&quot;:&quot;Xie&quot;,&quot;given&quot;:&quot;Yihui&quot;}],&quot;editor&quot;:[{&quot;family&quot;:&quot;Stodden&quot;,&quot;given&quot;:&quot;Victoria&quot;},{&quot;family&quot;:&quot;Leisch&quot;,&quot;given&quot;:&quot;Friedrich&quot;},{&quot;family&quot;:&quot;Peng&quot;,&quot;given&quot;:&quot;Roger D.&quot;}],&quot;issued&quot;:{&quot;date-parts&quot;:[[&quot;2014&quot;]]}}},{&quot;id&quot;:4308,&quot;uris&quot;:[&quot;http://zotero.org/users/976121/items/7QRP3LRN&quot;],&quot;uri&quot;:[&quot;http://zotero.org/users/976121/items/7QRP3LRN&quot;],&quot;itemData&quot;:{&quot;id&quot;:4308,&quot;type&quot;:&quot;book&quot;,&quot;title&quot;:&quot;knitr: A general-purpose package for dynamic report generation in R&quot;,&quot;version&quot;:&quot;1.20&quot;,&quot;genre&quot;:&quot;R&quot;,&quot;URL&quot;:&quot;https://yihui.name/knitr/&quot;,&quot;author&quot;:[{&quot;family&quot;:&quot;Xie&quot;,&quot;given&quot;:&quot;Yihui&quot;}],&quot;issued&quot;:{&quot;date-parts&quot;:[[&quot;2018&quot;]]}}}],&quot;schema&quot;:&quot;https://github.com/citation-style-language/schema/raw/master/csl-citation.json&quot;} RNDx4XayWOKFp"/></text:p>
          </table:table-cell>
        </table:table-row>
        <table:table-row>
          <table:table-cell table:style-name="Table1.A5" office:value-type="string">
            <text:p text:style-name="P1">rmarkdown</text:p>
          </table:table-cell>
          <table:table-cell table:style-name="Table1.B5" office:value-type="string">
            <text:p text:style-name="P1"><text:reference-mark-start text:name="ZOTERO_ITEM CSL_CITATION {&quot;citationID&quot;:&quot;zDkNVg0Z&quot;,&quot;properties&quot;:{&quot;formattedCitation&quot;:&quot;(Allaire et al., 2018)&quot;,&quot;plainCitation&quot;:&quot;(Allaire et al., 2018)&quot;,&quot;noteIndex&quot;:0},&quot;citationItems&quot;:[{&quot;id&quot;:4309,&quot;uris&quot;:[&quot;http://zotero.org/users/976121/items/AJUJUH2G&quot;],&quot;uri&quot;:[&quot;http://zotero.org/users/976121/items/AJUJUH2G&quot;],&quot;itemData&quot;:{&quot;id&quot;:4309,&quot;type&quot;:&quot;book&quot;,&quot;title&quot;:&quot;rmarkdown: Dynamic documents for R&quot;,&quot;version&quot;:&quot;1.10&quot;,&quot;genre&quot;:&quot;R&quot;,&quot;URL&quot;:&quot;https://CRAN.R-project.org/package=rmarkdown&quot;,&quot;author&quot;:[{&quot;family&quot;:&quot;Allaire&quot;,&quot;given&quot;:&quot;JJ&quot;},{&quot;family&quot;:&quot;Xie&quot;,&quot;given&quot;:&quot;Yihui&quot;},{&quot;family&quot;:&quot;McPherson&quot;,&quot;given&quot;:&quot;Jonathan&quot;},{&quot;family&quot;:&quot;Luraschi&quot;,&quot;given&quot;:&quot;Javier&quot;},{&quot;family&quot;:&quot;Ushey&quot;,&quot;given&quot;:&quot;Kevin&quot;},{&quot;family&quot;:&quot;Atkins&quot;,&quot;given&quot;:&quot;Aron&quot;},{&quot;family&quot;:&quot;Wickham&quot;,&quot;given&quot;:&quot;Hadley&quot;},{&quot;family&quot;:&quot;Cheng&quot;,&quot;given&quot;:&quot;Joe&quot;},{&quot;family&quot;:&quot;Chang&quot;,&quot;given&quot;:&quot;Winston&quot;}],&quot;issued&quot;:{&quot;date-parts&quot;:[[&quot;2018&quot;]]}}}],&quot;schema&quot;:&quot;https://github.com/citation-style-language/schema/raw/master/csl-citation.json&quot;} RNDE2TxFg7iTy"/>(Allaire et al., 2018)<text:reference-mark-end text:name="ZOTERO_ITEM CSL_CITATION {&quot;citationID&quot;:&quot;zDkNVg0Z&quot;,&quot;properties&quot;:{&quot;formattedCitation&quot;:&quot;(Allaire et al., 2018)&quot;,&quot;plainCitation&quot;:&quot;(Allaire et al., 2018)&quot;,&quot;noteIndex&quot;:0},&quot;citationItems&quot;:[{&quot;id&quot;:4309,&quot;uris&quot;:[&quot;http://zotero.org/users/976121/items/AJUJUH2G&quot;],&quot;uri&quot;:[&quot;http://zotero.org/users/976121/items/AJUJUH2G&quot;],&quot;itemData&quot;:{&quot;id&quot;:4309,&quot;type&quot;:&quot;book&quot;,&quot;title&quot;:&quot;rmarkdown: Dynamic documents for R&quot;,&quot;version&quot;:&quot;1.10&quot;,&quot;genre&quot;:&quot;R&quot;,&quot;URL&quot;:&quot;https://CRAN.R-project.org/package=rmarkdown&quot;,&quot;author&quot;:[{&quot;family&quot;:&quot;Allaire&quot;,&quot;given&quot;:&quot;JJ&quot;},{&quot;family&quot;:&quot;Xie&quot;,&quot;given&quot;:&quot;Yihui&quot;},{&quot;family&quot;:&quot;McPherson&quot;,&quot;given&quot;:&quot;Jonathan&quot;},{&quot;family&quot;:&quot;Luraschi&quot;,&quot;given&quot;:&quot;Javier&quot;},{&quot;family&quot;:&quot;Ushey&quot;,&quot;given&quot;:&quot;Kevin&quot;},{&quot;family&quot;:&quot;Atkins&quot;,&quot;given&quot;:&quot;Aron&quot;},{&quot;family&quot;:&quot;Wickham&quot;,&quot;given&quot;:&quot;Hadley&quot;},{&quot;family&quot;:&quot;Cheng&quot;,&quot;given&quot;:&quot;Joe&quot;},{&quot;family&quot;:&quot;Chang&quot;,&quot;given&quot;:&quot;Winston&quot;}],&quot;issued&quot;:{&quot;date-parts&quot;:[[&quot;2018&quot;]]}}}],&quot;schema&quot;:&quot;https://github.com/citation-style-language/schema/raw/master/csl-citation.json&quot;} RNDE2TxFg7iTy"/></text:p>
          </table:table-cell>
        </table:table-row>
        <table:table-row>
          <table:table-cell table:style-name="Table1.A6" table:number-columns-spanned="2" office:value-type="string">
            <text:p text:style-name="P2">Обработка, чистене <text:span text:style-name="T1">и визуализация </text:span>на данни</text:p>
          </table:table-cell>
          <table:covered-table-cell/>
        </table:table-row>
        <table:table-row>
          <table:table-cell table:style-name="Table1.A9" office:value-type="string">
            <text:p text:style-name="P1">cowplot</text:p>
          </table:table-cell>
          <table:table-cell table:style-name="Table1.B7" office:value-type="string">
            <text:p text:style-name="P1"><text:reference-mark-start text:name="ZOTERO_ITEM CSL_CITATION {&quot;citationID&quot;:&quot;tUbzC1W6&quot;,&quot;properties&quot;:{&quot;formattedCitation&quot;:&quot;(Wilke, 2018)&quot;,&quot;plainCitation&quot;:&quot;(Wilke, 2018)&quot;,&quot;noteIndex&quot;:0},&quot;citationItems&quot;:[{&quot;id&quot;:4310,&quot;uris&quot;:[&quot;http://zotero.org/users/976121/items/JPPISTIN&quot;],&quot;uri&quot;:[&quot;http://zotero.org/users/976121/items/JPPISTIN&quot;],&quot;itemData&quot;:{&quot;id&quot;:4310,&quot;type&quot;:&quot;book&quot;,&quot;title&quot;:&quot;cowplot: Streamlined plot theme and plot annotations for 'ggplot2'&quot;,&quot;version&quot;:&quot;0.9.3&quot;,&quot;genre&quot;:&quot;R&quot;,&quot;URL&quot;:&quot;https://CRAN.R-project.org/package=cowplot&quot;,&quot;author&quot;:[{&quot;family&quot;:&quot;Wilke&quot;,&quot;given&quot;:&quot;Claus O.&quot;}],&quot;issued&quot;:{&quot;date-parts&quot;:[[&quot;2018&quot;]]}}}],&quot;schema&quot;:&quot;https://github.com/citation-style-language/schema/raw/master/csl-citation.json&quot;} RNDTEJOsy3jZw"/>(Wilke, 2018)<text:reference-mark-end text:name="ZOTERO_ITEM CSL_CITATION {&quot;citationID&quot;:&quot;tUbzC1W6&quot;,&quot;properties&quot;:{&quot;formattedCitation&quot;:&quot;(Wilke, 2018)&quot;,&quot;plainCitation&quot;:&quot;(Wilke, 2018)&quot;,&quot;noteIndex&quot;:0},&quot;citationItems&quot;:[{&quot;id&quot;:4310,&quot;uris&quot;:[&quot;http://zotero.org/users/976121/items/JPPISTIN&quot;],&quot;uri&quot;:[&quot;http://zotero.org/users/976121/items/JPPISTIN&quot;],&quot;itemData&quot;:{&quot;id&quot;:4310,&quot;type&quot;:&quot;book&quot;,&quot;title&quot;:&quot;cowplot: Streamlined plot theme and plot annotations for 'ggplot2'&quot;,&quot;version&quot;:&quot;0.9.3&quot;,&quot;genre&quot;:&quot;R&quot;,&quot;URL&quot;:&quot;https://CRAN.R-project.org/package=cowplot&quot;,&quot;author&quot;:[{&quot;family&quot;:&quot;Wilke&quot;,&quot;given&quot;:&quot;Claus O.&quot;}],&quot;issued&quot;:{&quot;date-parts&quot;:[[&quot;2018&quot;]]}}}],&quot;schema&quot;:&quot;https://github.com/citation-style-language/schema/raw/master/csl-citation.json&quot;} RNDTEJOsy3jZw"/></text:p>
          </table:table-cell>
        </table:table-row>
        <table:table-row>
          <table:table-cell table:style-name="Table1.A9" office:value-type="string">
            <text:p text:style-name="P1">tidyverse</text:p>
          </table:table-cell>
          <table:table-cell table:style-name="Table1.B8" office:value-type="string">
            <text:p text:style-name="P1"><text:reference-mark-start text:name="ZOTERO_ITEM CSL_CITATION {&quot;citationID&quot;:&quot;DxVTEqBE&quot;,&quot;properties&quot;:{&quot;formattedCitation&quot;:&quot;(Wickham, 2017)&quot;,&quot;plainCitation&quot;:&quot;(Wickham, 2017)&quot;,&quot;noteIndex&quot;:0},&quot;citationItems&quot;:[{&quot;id&quot;:4305,&quot;uris&quot;:[&quot;http://zotero.org/users/976121/items/5MYZ6HLU&quot;],&quot;uri&quot;:[&quot;http://zotero.org/users/976121/items/5MYZ6HLU&quot;],&quot;itemData&quot;:{&quot;id&quot;:4305,&quot;type&quot;:&quot;book&quot;,&quot;title&quot;:&quot;tidyverse: Easily install and load the 'tidyverse'&quot;,&quot;version&quot;:&quot;1.2.1&quot;,&quot;genre&quot;:&quot;R&quot;,&quot;URL&quot;:&quot;https://CRAN.R-project.org/package=tidyverse&quot;,&quot;author&quot;:[{&quot;family&quot;:&quot;Wickham&quot;,&quot;given&quot;:&quot;Hadley&quot;}],&quot;issued&quot;:{&quot;date-parts&quot;:[[&quot;2017&quot;]]}}}],&quot;schema&quot;:&quot;https://github.com/citation-style-language/schema/raw/master/csl-citation.json&quot;} RNDCDyEf7FkZo"/>(Wickham, 2017)<text:reference-mark-end text:name="ZOTERO_ITEM CSL_CITATION {&quot;citationID&quot;:&quot;DxVTEqBE&quot;,&quot;properties&quot;:{&quot;formattedCitation&quot;:&quot;(Wickham, 2017)&quot;,&quot;plainCitation&quot;:&quot;(Wickham, 2017)&quot;,&quot;noteIndex&quot;:0},&quot;citationItems&quot;:[{&quot;id&quot;:4305,&quot;uris&quot;:[&quot;http://zotero.org/users/976121/items/5MYZ6HLU&quot;],&quot;uri&quot;:[&quot;http://zotero.org/users/976121/items/5MYZ6HLU&quot;],&quot;itemData&quot;:{&quot;id&quot;:4305,&quot;type&quot;:&quot;book&quot;,&quot;title&quot;:&quot;tidyverse: Easily install and load the 'tidyverse'&quot;,&quot;version&quot;:&quot;1.2.1&quot;,&quot;genre&quot;:&quot;R&quot;,&quot;URL&quot;:&quot;https://CRAN.R-project.org/package=tidyverse&quot;,&quot;author&quot;:[{&quot;family&quot;:&quot;Wickham&quot;,&quot;given&quot;:&quot;Hadley&quot;}],&quot;issued&quot;:{&quot;date-parts&quot;:[[&quot;2017&quot;]]}}}],&quot;schema&quot;:&quot;https://github.com/citation-style-language/schema/raw/master/csl-citation.json&quot;} RNDCDyEf7FkZo"/></text:p>
          </table:table-cell>
        </table:table-row>
        <table:table-row>
          <table:table-cell table:style-name="Table1.A9" office:value-type="string">
            <text:p text:style-name="P1">viridis</text:p>
          </table:table-cell>
          <table:table-cell table:style-name="Table1.B9" office:value-type="string">
            <text:p text:style-name="P1"><text:reference-mark-start text:name="ZOTERO_ITEM CSL_CITATION {&quot;citationID&quot;:&quot;TvZa00gX&quot;,&quot;properties&quot;:{&quot;formattedCitation&quot;:&quot;(Garnier, 2018)&quot;,&quot;plainCitation&quot;:&quot;(Garnier, 2018)&quot;,&quot;noteIndex&quot;:0},&quot;citationItems&quot;:[{&quot;id&quot;:4306,&quot;uris&quot;:[&quot;http://zotero.org/users/976121/items/5FLFPMW8&quot;],&quot;uri&quot;:[&quot;http://zotero.org/users/976121/items/5FLFPMW8&quot;],&quot;itemData&quot;:{&quot;id&quot;:4306,&quot;type&quot;:&quot;book&quot;,&quot;title&quot;:&quot;viridis: Default color maps from 'matplotlib'&quot;,&quot;version&quot;:&quot;0.5.1&quot;,&quot;genre&quot;:&quot;R&quot;,&quot;URL&quot;:&quot;https://CRAN.R-project.org/package=viridis&quot;,&quot;author&quot;:[{&quot;family&quot;:&quot;Garnier&quot;,&quot;given&quot;:&quot;Simon&quot;}],&quot;issued&quot;:{&quot;date-parts&quot;:[[&quot;2018&quot;]]}}}],&quot;schema&quot;:&quot;https://github.com/citation-style-language/schema/raw/master/csl-citation.json&quot;} RND5b4jLrfR58"/>(Garnier, 2018)<text:reference-mark-end text:name="ZOTERO_ITEM CSL_CITATION {&quot;citationID&quot;:&quot;TvZa00gX&quot;,&quot;properties&quot;:{&quot;formattedCitation&quot;:&quot;(Garnier, 2018)&quot;,&quot;plainCitation&quot;:&quot;(Garnier, 2018)&quot;,&quot;noteIndex&quot;:0},&quot;citationItems&quot;:[{&quot;id&quot;:4306,&quot;uris&quot;:[&quot;http://zotero.org/users/976121/items/5FLFPMW8&quot;],&quot;uri&quot;:[&quot;http://zotero.org/users/976121/items/5FLFPMW8&quot;],&quot;itemData&quot;:{&quot;id&quot;:4306,&quot;type&quot;:&quot;book&quot;,&quot;title&quot;:&quot;viridis: Default color maps from 'matplotlib'&quot;,&quot;version&quot;:&quot;0.5.1&quot;,&quot;genre&quot;:&quot;R&quot;,&quot;URL&quot;:&quot;https://CRAN.R-project.org/package=viridis&quot;,&quot;author&quot;:[{&quot;family&quot;:&quot;Garnier&quot;,&quot;given&quot;:&quot;Simon&quot;}],&quot;issued&quot;:{&quot;date-parts&quot;:[[&quot;2018&quot;]]}}}],&quot;schema&quot;:&quot;https://github.com/citation-style-language/schema/raw/master/csl-citation.json&quot;} RND5b4jLrfR58"/></text:p>
          </table:table-cell>
        </table:table-row>
        <table:table-row>
          <table:table-cell table:style-name="Table1.A10" table:number-columns-spanned="2" office:value-type="string">
            <text:p text:style-name="P2">Екологични едно- и многомерни анализи и моделиране</text:p>
          </table:table-cell>
          <table:covered-table-cell/>
        </table:table-row>
        <table:table-row>
          <table:table-cell table:style-name="Table1.A11" office:value-type="string">
            <text:p text:style-name="P1">boral</text:p>
          </table:table-cell>
          <table:table-cell table:style-name="Table1.B11" office:value-type="string">
            <text:p text:style-name="P1"><text:reference-mark-start text:name="ZOTERO_ITEM CSL_CITATION {&quot;citationID&quot;:&quot;OlpulvrK&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4eLAGvKdfS"/>(Hui, 2016)<text:reference-mark-end text:name="ZOTERO_ITEM CSL_CITATION {&quot;citationID&quot;:&quot;OlpulvrK&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4eLAGvKdfS"/></text:p>
          </table:table-cell>
        </table:table-row>
        <table:table-row>
          <table:table-cell table:style-name="Table1.A13" office:value-type="string">
            <text:p text:style-name="P1">mvabund</text:p>
          </table:table-cell>
          <table:table-cell table:style-name="Table1.B12" office:value-type="string">
            <text:p text:style-name="P1"><text:reference-mark-start text:name="ZOTERO_ITEM CSL_CITATION {&quot;citationID&quot;:&quot;NcXS0xOW&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AYFDv8GKDG"/>(Wang et al., 2012)<text:reference-mark-end text:name="ZOTERO_ITEM CSL_CITATION {&quot;citationID&quot;:&quot;NcXS0xOW&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AYFDv8GKDG"/></text:p>
          </table:table-cell>
        </table:table-row>
        <table:table-row>
          <table:table-cell table:style-name="Table1.A13" office:value-type="string">
            <text:p text:style-name="P1">vegan</text:p>
          </table:table-cell>
          <table:table-cell table:style-name="Table1.B13" office:value-type="string">
            <text:p text:style-name="P1"><text:reference-mark-start text:name="ZOTERO_ITEM CSL_CITATION {&quot;citationID&quot;:&quot;GuC6GLKK&quot;,&quot;properties&quot;:{&quot;formattedCitation&quot;:&quot;(Oksanen et al., 2015)&quot;,&quot;plainCitation&quot;:&quot;(Oksanen et al., 2015)&quot;,&quot;noteIndex&quot;:0},&quot;citationItems&quot;:[{&quot;id&quot;:2955,&quot;uris&quot;:[&quot;http://zotero.org/users/976121/items/F8CIFH32&quot;],&quot;uri&quot;:[&quot;http://zotero.org/users/976121/items/F8CIFH32&quot;],&quot;itemData&quot;:{&quot;id&quot;:2955,&quot;type&quot;:&quot;book&quot;,&quot;title&quot;:&quot;vegan: Community ecology package&quot;,&quot;publisher&quot;:&quot;R package version 2.3-3&quot;,&quot;version&quot;:&quot;2.3-3&quot;,&quot;genre&quot;:&quot;R&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e3yyeK1kyU"/>(Oksanen et al., 2015)<text:reference-mark-end text:name="ZOTERO_ITEM CSL_CITATION {&quot;citationID&quot;:&quot;GuC6GLKK&quot;,&quot;properties&quot;:{&quot;formattedCitation&quot;:&quot;(Oksanen et al., 2015)&quot;,&quot;plainCitation&quot;:&quot;(Oksanen et al., 2015)&quot;,&quot;noteIndex&quot;:0},&quot;citationItems&quot;:[{&quot;id&quot;:2955,&quot;uris&quot;:[&quot;http://zotero.org/users/976121/items/F8CIFH32&quot;],&quot;uri&quot;:[&quot;http://zotero.org/users/976121/items/F8CIFH32&quot;],&quot;itemData&quot;:{&quot;id&quot;:2955,&quot;type&quot;:&quot;book&quot;,&quot;title&quot;:&quot;vegan: Community ecology package&quot;,&quot;publisher&quot;:&quot;R package version 2.3-3&quot;,&quot;version&quot;:&quot;2.3-3&quot;,&quot;genre&quot;:&quot;R&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e3yyeK1kyU"/></text:p>
          </table:table-cell>
        </table:table-row>
        <table:table-row>
          <table:table-cell table:style-name="Table1.A14" table:number-columns-spanned="2" office:value-type="string">
            <text:p text:style-name="P2">Други статистически анализи и визуализация</text:p>
          </table:table-cell>
          <table:covered-table-cell/>
        </table:table-row>
        <table:table-row>
          <table:table-cell table:style-name="Table1.A15" office:value-type="string">
            <text:p text:style-name="P1">car</text:p>
          </table:table-cell>
          <table:table-cell table:style-name="Table1.B15" office:value-type="string">
            <text:p text:style-name="P1"><text:reference-mark-start text:name="ZOTERO_ITEM CSL_CITATION {&quot;citationID&quot;:&quot;AOuQGKDf&quot;,&quot;properties&quot;:{&quot;formattedCitation&quot;:&quot;(Fox and Weisberg, 2018)&quot;,&quot;plainCitation&quot;:&quot;(Fox and Weisberg, 2018)&quot;,&quot;noteIndex&quot;:0},&quot;citationItems&quot;:[{&quot;id&quot;:4316,&quot;uris&quot;:[&quot;http://zotero.org/users/976121/items/TVF2ZKI9&quot;],&quot;uri&quot;:[&quot;http://zotero.org/users/976121/items/TVF2ZKI9&quot;],&quot;itemData&quot;:{&quot;id&quot;:4316,&quot;type&quot;:&quot;book&quot;,&quot;title&quot;:&quot;An R companion to applied regression&quot;,&quot;publisher&quot;:&quot;Sage Publications, Inc&quot;,&quot;publisher-place&quot;:&quot;Thousand Oaks, California&quot;,&quot;number-of-pages&quot;:&quot;608&quot;,&quot;edition&quot;:&quot;3&quot;,&quot;source&quot;:&quot;Library of Congress ISBN&quot;,&quot;event-place&quot;:&quot;Thousand Oaks, California&quot;,&quot;abstract&quot;:&quot;An R Companion to Applied Regression is a broad introduction to the R statistical computing environment in the context of applied regression analysis. John Fox and Sanford Weisberg provide a step-by-step guide to using the free statistical software R, an emphasis on integrating statistical computing in R with the practice of data analysis, coverage of generalized linear models, and substantial web-based support materials.&quot;,&quot;ISBN&quot;:&quot;978-1-5443-3647-3&quot;,&quot;call-number&quot;:&quot;QA278.2 .F628 2019&quot;,&quot;language&quot;:&quot;EN&quot;,&quot;author&quot;:[{&quot;family&quot;:&quot;Fox&quot;,&quot;given&quot;:&quot;John&quot;},{&quot;family&quot;:&quot;Weisberg&quot;,&quot;given&quot;:&quot;Sanford&quot;}],&quot;issued&quot;:{&quot;date-parts&quot;:[[&quot;2018&quot;]]}}}],&quot;schema&quot;:&quot;https://github.com/citation-style-language/schema/raw/master/csl-citation.json&quot;} RNDX60zQYy5z0"/>(Fox and Weisberg, 2018)<text:reference-mark-end text:name="ZOTERO_ITEM CSL_CITATION {&quot;citationID&quot;:&quot;AOuQGKDf&quot;,&quot;properties&quot;:{&quot;formattedCitation&quot;:&quot;(Fox and Weisberg, 2018)&quot;,&quot;plainCitation&quot;:&quot;(Fox and Weisberg, 2018)&quot;,&quot;noteIndex&quot;:0},&quot;citationItems&quot;:[{&quot;id&quot;:4316,&quot;uris&quot;:[&quot;http://zotero.org/users/976121/items/TVF2ZKI9&quot;],&quot;uri&quot;:[&quot;http://zotero.org/users/976121/items/TVF2ZKI9&quot;],&quot;itemData&quot;:{&quot;id&quot;:4316,&quot;type&quot;:&quot;book&quot;,&quot;title&quot;:&quot;An R companion to applied regression&quot;,&quot;publisher&quot;:&quot;Sage Publications, Inc&quot;,&quot;publisher-place&quot;:&quot;Thousand Oaks, California&quot;,&quot;number-of-pages&quot;:&quot;608&quot;,&quot;edition&quot;:&quot;3&quot;,&quot;source&quot;:&quot;Library of Congress ISBN&quot;,&quot;event-place&quot;:&quot;Thousand Oaks, California&quot;,&quot;abstract&quot;:&quot;An R Companion to Applied Regression is a broad introduction to the R statistical computing environment in the context of applied regression analysis. John Fox and Sanford Weisberg provide a step-by-step guide to using the free statistical software R, an emphasis on integrating statistical computing in R with the practice of data analysis, coverage of generalized linear models, and substantial web-based support materials.&quot;,&quot;ISBN&quot;:&quot;978-1-5443-3647-3&quot;,&quot;call-number&quot;:&quot;QA278.2 .F628 2019&quot;,&quot;language&quot;:&quot;EN&quot;,&quot;author&quot;:[{&quot;family&quot;:&quot;Fox&quot;,&quot;given&quot;:&quot;John&quot;},{&quot;family&quot;:&quot;Weisberg&quot;,&quot;given&quot;:&quot;Sanford&quot;}],&quot;issued&quot;:{&quot;date-parts&quot;:[[&quot;2018&quot;]]}}}],&quot;schema&quot;:&quot;https://github.com/citation-style-language/schema/raw/master/csl-citation.json&quot;} RNDX60zQYy5z0"/></text:p>
          </table:table-cell>
        </table:table-row>
        <table:table-row>
          <table:table-cell table:style-name="Table1.A18" office:value-type="string">
            <text:p text:style-name="P1">caret</text:p>
          </table:table-cell>
          <table:table-cell table:style-name="Table1.B16" office:value-type="string">
            <text:p text:style-name="P1"><text:reference-mark-start text:name="ZOTERO_ITEM CSL_CITATION {&quot;citationID&quot;:&quot;7ljwAfIi&quot;,&quot;properties&quot;:{&quot;formattedCitation&quot;:&quot;(Kuhn, 2018)&quot;,&quot;plainCitation&quot;:&quot;(Kuhn, 2018)&quot;,&quot;noteIndex&quot;:0},&quot;citationItems&quot;:[{&quot;id&quot;:4314,&quot;uris&quot;:[&quot;http://zotero.org/users/976121/items/2UC6KTMU&quot;],&quot;uri&quot;:[&quot;http://zotero.org/users/976121/items/2UC6KTMU&quot;],&quot;itemData&quot;:{&quot;id&quot;:4314,&quot;type&quot;:&quot;book&quot;,&quot;title&quot;:&quot;caret: Classification and regression training&quot;,&quot;version&quot;:&quot;6.0-81&quot;,&quot;genre&quot;:&quot;R&quot;,&quot;URL&quot;:&quot;https://CRAN.R-project.org/package=caret&quot;,&quot;author&quot;:[{&quot;family&quot;:&quot;Kuhn&quot;,&quot;given&quot;:&quot;Max&quot;}],&quot;issued&quot;:{&quot;date-parts&quot;:[[&quot;2018&quot;]]}}}],&quot;schema&quot;:&quot;https://github.com/citation-style-language/schema/raw/master/csl-citation.json&quot;} RNDkjyQq78i5v"/>(Kuhn, 2018)<text:reference-mark-end text:name="ZOTERO_ITEM CSL_CITATION {&quot;citationID&quot;:&quot;7ljwAfIi&quot;,&quot;properties&quot;:{&quot;formattedCitation&quot;:&quot;(Kuhn, 2018)&quot;,&quot;plainCitation&quot;:&quot;(Kuhn, 2018)&quot;,&quot;noteIndex&quot;:0},&quot;citationItems&quot;:[{&quot;id&quot;:4314,&quot;uris&quot;:[&quot;http://zotero.org/users/976121/items/2UC6KTMU&quot;],&quot;uri&quot;:[&quot;http://zotero.org/users/976121/items/2UC6KTMU&quot;],&quot;itemData&quot;:{&quot;id&quot;:4314,&quot;type&quot;:&quot;book&quot;,&quot;title&quot;:&quot;caret: Classification and regression training&quot;,&quot;version&quot;:&quot;6.0-81&quot;,&quot;genre&quot;:&quot;R&quot;,&quot;URL&quot;:&quot;https://CRAN.R-project.org/package=caret&quot;,&quot;author&quot;:[{&quot;family&quot;:&quot;Kuhn&quot;,&quot;given&quot;:&quot;Max&quot;}],&quot;issued&quot;:{&quot;date-parts&quot;:[[&quot;2018&quot;]]}}}],&quot;schema&quot;:&quot;https://github.com/citation-style-language/schema/raw/master/csl-citation.json&quot;} RNDkjyQq78i5v"/></text:p>
          </table:table-cell>
        </table:table-row>
        <table:table-row>
          <table:table-cell table:style-name="Table1.A18" office:value-type="string">
            <text:p text:style-name="P1">factoextra</text:p>
          </table:table-cell>
          <table:table-cell table:style-name="Table1.B17" office:value-type="string">
            <text:p text:style-name="P1"><text:reference-mark-start text:name="ZOTERO_ITEM CSL_CITATION {&quot;citationID&quot;:&quot;aO8BCTd1&quot;,&quot;properties&quot;:{&quot;formattedCitation&quot;:&quot;(Kassambara and Mundt, 2017)&quot;,&quot;plainCitation&quot;:&quot;(Kassambara and Mundt, 2017)&quot;,&quot;noteIndex&quot;:0},&quot;citationItems&quot;:[{&quot;id&quot;:4304,&quot;uris&quot;:[&quot;http://zotero.org/users/976121/items/TDCDKXCX&quot;],&quot;uri&quot;:[&quot;http://zotero.org/users/976121/items/TDCDKXCX&quot;],&quot;itemData&quot;:{&quot;id&quot;:4304,&quot;type&quot;:&quot;book&quot;,&quot;title&quot;:&quot;factoextra: Extract and visualize the results of multivariate data analyses&quot;,&quot;version&quot;:&quot;1.0.5&quot;,&quot;genre&quot;:&quot;R&quot;,&quot;URL&quot;:&quot;https://CRAN.R-project.org/package=factoextra&quot;,&quot;author&quot;:[{&quot;family&quot;:&quot;Kassambara&quot;,&quot;given&quot;:&quot;Alboukadel&quot;},{&quot;family&quot;:&quot;Mundt&quot;,&quot;given&quot;:&quot;Fabian&quot;}],&quot;issued&quot;:{&quot;date-parts&quot;:[[&quot;2017&quot;]]}}}],&quot;schema&quot;:&quot;https://github.com/citation-style-language/schema/raw/master/csl-citation.json&quot;} RNDOcR7LOUuyU"/>(Kassambara and Mundt, 2017)<text:reference-mark-end text:name="ZOTERO_ITEM CSL_CITATION {&quot;citationID&quot;:&quot;aO8BCTd1&quot;,&quot;properties&quot;:{&quot;formattedCitation&quot;:&quot;(Kassambara and Mundt, 2017)&quot;,&quot;plainCitation&quot;:&quot;(Kassambara and Mundt, 2017)&quot;,&quot;noteIndex&quot;:0},&quot;citationItems&quot;:[{&quot;id&quot;:4304,&quot;uris&quot;:[&quot;http://zotero.org/users/976121/items/TDCDKXCX&quot;],&quot;uri&quot;:[&quot;http://zotero.org/users/976121/items/TDCDKXCX&quot;],&quot;itemData&quot;:{&quot;id&quot;:4304,&quot;type&quot;:&quot;book&quot;,&quot;title&quot;:&quot;factoextra: Extract and visualize the results of multivariate data analyses&quot;,&quot;version&quot;:&quot;1.0.5&quot;,&quot;genre&quot;:&quot;R&quot;,&quot;URL&quot;:&quot;https://CRAN.R-project.org/package=factoextra&quot;,&quot;author&quot;:[{&quot;family&quot;:&quot;Kassambara&quot;,&quot;given&quot;:&quot;Alboukadel&quot;},{&quot;family&quot;:&quot;Mundt&quot;,&quot;given&quot;:&quot;Fabian&quot;}],&quot;issued&quot;:{&quot;date-parts&quot;:[[&quot;2017&quot;]]}}}],&quot;schema&quot;:&quot;https://github.com/citation-style-language/schema/raw/master/csl-citation.json&quot;} RNDOcR7LOUuyU"/></text:p>
          </table:table-cell>
        </table:table-row>
        <table:table-row>
          <table:table-cell table:style-name="Table1.A18" office:value-type="string">
            <text:p text:style-name="P1">FactoInvestigate</text:p>
          </table:table-cell>
          <table:table-cell table:style-name="Table1.B18" office:value-type="string">
            <text:p text:style-name="P1"><text:reference-mark-start text:name="ZOTERO_ITEM CSL_CITATION {&quot;citationID&quot;:&quot;SC8UWnkz&quot;,&quot;properties&quot;:{&quot;formattedCitation&quot;:&quot;(Thuleau and Husson, 2018)&quot;,&quot;plainCitation&quot;:&quot;(Thuleau and Husson, 2018)&quot;,&quot;noteIndex&quot;:0},&quot;citationItems&quot;:[{&quot;id&quot;:4303,&quot;uris&quot;:[&quot;http://zotero.org/users/976121/items/KB7JZUZU&quot;],&quot;uri&quot;:[&quot;http://zotero.org/users/976121/items/KB7JZUZU&quot;],&quot;itemData&quot;:{&quot;id&quot;:4303,&quot;type&quot;:&quot;book&quot;,&quot;title&quot;:&quot;FactoInvestigate: Automatic description of factorial analysis&quot;,&quot;version&quot;:&quot;1.3&quot;,&quot;genre&quot;:&quot;R&quot;,&quot;URL&quot;:&quot;https://CRAN.R-project.org/package=FactoInvestigate&quot;,&quot;author&quot;:[{&quot;family&quot;:&quot;Thuleau&quot;,&quot;given&quot;:&quot;Simon&quot;},{&quot;family&quot;:&quot;Husson&quot;,&quot;given&quot;:&quot;Francois&quot;}],&quot;issued&quot;:{&quot;date-parts&quot;:[[&quot;2018&quot;]]}}}],&quot;schema&quot;:&quot;https://github.com/citation-style-language/schema/raw/master/csl-citation.json&quot;} RNDeiVQGm8lJ6"/>(Thuleau and Husson, 2018)<text:reference-mark-end text:name="ZOTERO_ITEM CSL_CITATION {&quot;citationID&quot;:&quot;SC8UWnkz&quot;,&quot;properties&quot;:{&quot;formattedCitation&quot;:&quot;(Thuleau and Husson, 2018)&quot;,&quot;plainCitation&quot;:&quot;(Thuleau and Husson, 2018)&quot;,&quot;noteIndex&quot;:0},&quot;citationItems&quot;:[{&quot;id&quot;:4303,&quot;uris&quot;:[&quot;http://zotero.org/users/976121/items/KB7JZUZU&quot;],&quot;uri&quot;:[&quot;http://zotero.org/users/976121/items/KB7JZUZU&quot;],&quot;itemData&quot;:{&quot;id&quot;:4303,&quot;type&quot;:&quot;book&quot;,&quot;title&quot;:&quot;FactoInvestigate: Automatic description of factorial analysis&quot;,&quot;version&quot;:&quot;1.3&quot;,&quot;genre&quot;:&quot;R&quot;,&quot;URL&quot;:&quot;https://CRAN.R-project.org/package=FactoInvestigate&quot;,&quot;author&quot;:[{&quot;family&quot;:&quot;Thuleau&quot;,&quot;given&quot;:&quot;Simon&quot;},{&quot;family&quot;:&quot;Husson&quot;,&quot;given&quot;:&quot;Francois&quot;}],&quot;issued&quot;:{&quot;date-parts&quot;:[[&quot;2018&quot;]]}}}],&quot;schema&quot;:&quot;https://github.com/citation-style-language/schema/raw/master/csl-citation.json&quot;} RNDeiVQGm8lJ6"/></text:p>
          </table:table-cell>
        </table:table-row>
        <table:table-row>
          <table:table-cell table:style-name="Table1.A20" office:value-type="string">
            <text:p text:style-name="P1">FactoMineR</text:p>
          </table:table-cell>
          <table:table-cell table:style-name="Table1.B19" office:value-type="string">
            <text:p text:style-name="P1"><text:reference-mark-start text:name="ZOTERO_ITEM CSL_CITATION {&quot;citationID&quot;:&quot;1oMbd4ie&quot;,&quot;properties&quot;:{&quot;formattedCitation&quot;:&quot;(L\\uc0\\u234{} et al., 2008)&quot;,&quot;plainCitation&quot;:&quot;(Lê et al., 2008)&quot;,&quot;noteIndex&quot;:0},&quot;citationItems&quot;:[{&quot;id&quot;:4320,&quot;uris&quot;:[&quot;http://zotero.org/users/976121/items/JY66GDJT&quot;],&quot;uri&quot;:[&quot;http://zotero.org/users/976121/items/JY66GDJT&quot;],&quot;itemData&quot;:{&quot;id&quot;:4320,&quot;type&quot;:&quot;article-journal&quot;,&quot;title&quot;:&quot;FactoMineR: An R package for multivariate analysis&quot;,&quot;container-title&quot;:&quot;Journal of Statistical Software&quot;,&quot;volume&quot;:&quot;25&quot;,&quot;issue&quot;:&quot;1&quot;,&quot;source&quot;:&quot;Crossref&quot;,&quot;abstract&quot;:&quot;In this article, we present FactoMineR an R package dedicated to multivariate data analysis. The main features of this package is the possibility to take into account different types of variables (quantitative or categorical), different types of structure on the data (a partition on the variables, a hierarchy on the variables, a partition on the individuals) and finally supplementary information (supplementary individuals and variables). Moreover, the dimensions issued from the different exploratory data analyses can be automatically described by quantitative and/or categorical variables. Numerous graphics are also available with various options. Finally, a graphical user interface is implemented within the Rcmdr environment in order to propose an user friendly package.&quot;,&quot;URL&quot;:&quot;http://www.jstatsoft.org/v25/i01/&quot;,&quot;DOI&quot;:&quot;10.18637/jss.v025.i01&quot;,&quot;ISSN&quot;:&quot;1548-7660&quot;,&quot;title-short&quot;:&quot;&lt;b&gt;FactoMineR&lt;/b&gt;&quot;,&quot;language&quot;:&quot;en&quot;,&quot;author&quot;:[{&quot;family&quot;:&quot;Lê&quot;,&quot;given&quot;:&quot;Sébastien&quot;},{&quot;family&quot;:&quot;Josse&quot;,&quot;given&quot;:&quot;Julie&quot;},{&quot;family&quot;:&quot;Husson&quot;,&quot;given&quot;:&quot;François&quot;}],&quot;issued&quot;:{&quot;date-parts&quot;:[[&quot;2008&quot;]]},&quot;accessed&quot;:{&quot;date-parts&quot;:[[&quot;2019&quot;,5,19]]}}}],&quot;schema&quot;:&quot;https://github.com/citation-style-language/schema/raw/master/csl-citation.json&quot;} RNDKLvZ8aEJrc"/>(Lê et al., 2008)<text:reference-mark-end text:name="ZOTERO_ITEM CSL_CITATION {&quot;citationID&quot;:&quot;1oMbd4ie&quot;,&quot;properties&quot;:{&quot;formattedCitation&quot;:&quot;(L\\uc0\\u234{} et al., 2008)&quot;,&quot;plainCitation&quot;:&quot;(Lê et al., 2008)&quot;,&quot;noteIndex&quot;:0},&quot;citationItems&quot;:[{&quot;id&quot;:4320,&quot;uris&quot;:[&quot;http://zotero.org/users/976121/items/JY66GDJT&quot;],&quot;uri&quot;:[&quot;http://zotero.org/users/976121/items/JY66GDJT&quot;],&quot;itemData&quot;:{&quot;id&quot;:4320,&quot;type&quot;:&quot;article-journal&quot;,&quot;title&quot;:&quot;FactoMineR: An R package for multivariate analysis&quot;,&quot;container-title&quot;:&quot;Journal of Statistical Software&quot;,&quot;volume&quot;:&quot;25&quot;,&quot;issue&quot;:&quot;1&quot;,&quot;source&quot;:&quot;Crossref&quot;,&quot;abstract&quot;:&quot;In this article, we present FactoMineR an R package dedicated to multivariate data analysis. The main features of this package is the possibility to take into account different types of variables (quantitative or categorical), different types of structure on the data (a partition on the variables, a hierarchy on the variables, a partition on the individuals) and finally supplementary information (supplementary individuals and variables). Moreover, the dimensions issued from the different exploratory data analyses can be automatically described by quantitative and/or categorical variables. Numerous graphics are also available with various options. Finally, a graphical user interface is implemented within the Rcmdr environment in order to propose an user friendly package.&quot;,&quot;URL&quot;:&quot;http://www.jstatsoft.org/v25/i01/&quot;,&quot;DOI&quot;:&quot;10.18637/jss.v025.i01&quot;,&quot;ISSN&quot;:&quot;1548-7660&quot;,&quot;title-short&quot;:&quot;&lt;b&gt;FactoMineR&lt;/b&gt;&quot;,&quot;language&quot;:&quot;en&quot;,&quot;author&quot;:[{&quot;family&quot;:&quot;Lê&quot;,&quot;given&quot;:&quot;Sébastien&quot;},{&quot;family&quot;:&quot;Josse&quot;,&quot;given&quot;:&quot;Julie&quot;},{&quot;family&quot;:&quot;Husson&quot;,&quot;given&quot;:&quot;François&quot;}],&quot;issued&quot;:{&quot;date-parts&quot;:[[&quot;2008&quot;]]},&quot;accessed&quot;:{&quot;date-parts&quot;:[[&quot;2019&quot;,5,19]]}}}],&quot;schema&quot;:&quot;https://github.com/citation-style-language/schema/raw/master/csl-citation.json&quot;} RNDKLvZ8aEJrc"/></text:p>
          </table:table-cell>
        </table:table-row>
        <table:table-row>
          <table:table-cell table:style-name="Table1.A20" office:value-type="string">
            <text:p text:style-name="P1">mice</text:p>
          </table:table-cell>
          <table:table-cell table:style-name="Table1.B20" office:value-type="string">
            <text:p text:style-name="P1"><text:reference-mark-start text:name="ZOTERO_ITEM CSL_CITATION {&quot;citationID&quot;:&quot;mpUtV5Qv&quot;,&quot;properties&quot;:{&quot;formattedCitation&quot;:&quot;(van Buuren and Groothuis-Oudshoorn, 2011)&quot;,&quot;plainCitation&quot;:&quot;(van Buuren and Groothuis-Oudshoorn, 2011)&quot;,&quot;noteIndex&quot;:0},&quot;citationItems&quot;:[{&quot;id&quot;:2979,&quot;uris&quot;:[&quot;http://zotero.org/users/976121/items/8GI3HGQF&quot;],&quot;uri&quot;:[&quot;http://zotero.org/users/976121/items/8GI3HGQF&quot;],&quot;itemData&quot;:{&quot;id&quot;:2979,&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h8NLdFL6p5"/>(van Buuren and Groothuis-Oudshoorn, 2011)<text:reference-mark-end text:name="ZOTERO_ITEM CSL_CITATION {&quot;citationID&quot;:&quot;mpUtV5Qv&quot;,&quot;properties&quot;:{&quot;formattedCitation&quot;:&quot;(van Buuren and Groothuis-Oudshoorn, 2011)&quot;,&quot;plainCitation&quot;:&quot;(van Buuren and Groothuis-Oudshoorn, 2011)&quot;,&quot;noteIndex&quot;:0},&quot;citationItems&quot;:[{&quot;id&quot;:2979,&quot;uris&quot;:[&quot;http://zotero.org/users/976121/items/8GI3HGQF&quot;],&quot;uri&quot;:[&quot;http://zotero.org/users/976121/items/8GI3HGQF&quot;],&quot;itemData&quot;:{&quot;id&quot;:2979,&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h8NLdFL6p5"/></text:p>
          </table:table-cell>
        </table:table-row>
        <table:table-row>
          <table:table-cell table:style-name="Table1.A22" office:value-type="string">
            <text:p text:style-name="P1">multcomp</text:p>
          </table:table-cell>
          <table:table-cell table:style-name="Table1.B21" office:value-type="string">
            <text:p text:style-name="P1"><text:reference-mark-start text:name="ZOTERO_ITEM CSL_CITATION {&quot;citationID&quot;:&quot;fb173UE3&quot;,&quot;properties&quot;:{&quot;formattedCitation&quot;:&quot;(Hothorn et al., 2008)&quot;,&quot;plainCitation&quot;:&quot;(Hothorn et al., 2008)&quot;,&quot;noteIndex&quot;:0},&quot;citationItems&quot;:[{&quot;id&quot;:3258,&quot;uris&quot;:[&quot;http://zotero.org/users/976121/items/A9Q29698&quot;],&quot;uri&quot;:[&quot;http://zotero.org/users/976121/items/A9Q29698&quot;],&quot;itemData&quot;:{&quot;id&quot;:3258,&quot;type&quot;:&quot;article-journal&quot;,&quot;title&quot;:&quot;Simultaneous inference in general parametric models&quot;,&quot;container-title&quot;:&quot;Biometrical Journal&quot;,&quot;page&quot;:&quot;346-363&quot;,&quot;volume&quot;:&quot;50&quot;,&quot;issue&quot;:&quot;3&quot;,&quot;DOI&quot;:&quot;10.1002/bimj.200810425&quot;,&quot;author&quot;:[{&quot;family&quot;:&quot;Hothorn&quot;,&quot;given&quot;:&quot;Torsten&quot;},{&quot;family&quot;:&quot;Bretz&quot;,&quot;given&quot;:&quot;Frank&quot;},{&quot;family&quot;:&quot;Westfall&quot;,&quot;given&quot;:&quot;Peter&quot;}],&quot;issued&quot;:{&quot;date-parts&quot;:[[&quot;2008&quot;]]}}}],&quot;schema&quot;:&quot;https://github.com/citation-style-language/schema/raw/master/csl-citation.json&quot;} RNDQDvmnlSgMi"/>(Hothorn et al., 2008)<text:reference-mark-end text:name="ZOTERO_ITEM CSL_CITATION {&quot;citationID&quot;:&quot;fb173UE3&quot;,&quot;properties&quot;:{&quot;formattedCitation&quot;:&quot;(Hothorn et al., 2008)&quot;,&quot;plainCitation&quot;:&quot;(Hothorn et al., 2008)&quot;,&quot;noteIndex&quot;:0},&quot;citationItems&quot;:[{&quot;id&quot;:3258,&quot;uris&quot;:[&quot;http://zotero.org/users/976121/items/A9Q29698&quot;],&quot;uri&quot;:[&quot;http://zotero.org/users/976121/items/A9Q29698&quot;],&quot;itemData&quot;:{&quot;id&quot;:3258,&quot;type&quot;:&quot;article-journal&quot;,&quot;title&quot;:&quot;Simultaneous inference in general parametric models&quot;,&quot;container-title&quot;:&quot;Biometrical Journal&quot;,&quot;page&quot;:&quot;346-363&quot;,&quot;volume&quot;:&quot;50&quot;,&quot;issue&quot;:&quot;3&quot;,&quot;DOI&quot;:&quot;10.1002/bimj.200810425&quot;,&quot;author&quot;:[{&quot;family&quot;:&quot;Hothorn&quot;,&quot;given&quot;:&quot;Torsten&quot;},{&quot;family&quot;:&quot;Bretz&quot;,&quot;given&quot;:&quot;Frank&quot;},{&quot;family&quot;:&quot;Westfall&quot;,&quot;given&quot;:&quot;Peter&quot;}],&quot;issued&quot;:{&quot;date-parts&quot;:[[&quot;2008&quot;]]}}}],&quot;schema&quot;:&quot;https://github.com/citation-style-language/schema/raw/master/csl-citation.json&quot;} RNDQDvmnlSgMi"/></text:p>
          </table:table-cell>
        </table:table-row>
        <table:table-row>
          <table:table-cell table:style-name="Table1.A22" office:value-type="string">
            <text:p text:style-name="P1">sandwich</text:p>
          </table:table-cell>
          <table:table-cell table:style-name="Table1.B22" office:value-type="string">
            <text:p text:style-name="P1"><text:reference-mark-start text:name="ZOTERO_ITEM CSL_CITATION {&quot;citationID&quot;:&quot;G7gwTA2o&quot;,&quot;properties&quot;:{&quot;formattedCitation&quot;:&quot;(Zeileis, 2004)&quot;,&quot;plainCitation&quot;:&quot;(Zeileis, 2004)&quot;,&quot;noteIndex&quot;:0},&quot;citationItems&quot;:[{&quot;id&quot;:3259,&quot;uris&quot;:[&quot;http://zotero.org/users/976121/items/RXAKQVCI&quot;],&quot;uri&quot;:[&quot;http://zotero.org/users/976121/items/RXAKQVCI&quot;],&quot;itemData&quot;:{&quot;id&quot;:3259,&quot;type&quot;:&quot;article-journal&quot;,&quot;title&quot;:&quot;Econometric computing with HC and HAC covariance matrix estimators&quot;,&quot;container-title&quot;:&quot;Journal of Statistical Software&quot;,&quot;page&quot;:&quot;1-17&quot;,&quot;volume&quot;:&quot;11&quot;,&quot;issue&quot;:&quot;10&quot;,&quot;author&quot;:[{&quot;family&quot;:&quot;Zeileis&quot;,&quot;given&quot;:&quot;Achim&quot;}],&quot;issued&quot;:{&quot;date-parts&quot;:[[&quot;2004&quot;]]}}}],&quot;schema&quot;:&quot;https://github.com/citation-style-language/schema/raw/master/csl-citation.json&quot;} RNDLTcitoDrtF"/>(Zeileis, 2004)<text:reference-mark-end text:name="ZOTERO_ITEM CSL_CITATION {&quot;citationID&quot;:&quot;G7gwTA2o&quot;,&quot;properties&quot;:{&quot;formattedCitation&quot;:&quot;(Zeileis, 2004)&quot;,&quot;plainCitation&quot;:&quot;(Zeileis, 2004)&quot;,&quot;noteIndex&quot;:0},&quot;citationItems&quot;:[{&quot;id&quot;:3259,&quot;uris&quot;:[&quot;http://zotero.org/users/976121/items/RXAKQVCI&quot;],&quot;uri&quot;:[&quot;http://zotero.org/users/976121/items/RXAKQVCI&quot;],&quot;itemData&quot;:{&quot;id&quot;:3259,&quot;type&quot;:&quot;article-journal&quot;,&quot;title&quot;:&quot;Econometric computing with HC and HAC covariance matrix estimators&quot;,&quot;container-title&quot;:&quot;Journal of Statistical Software&quot;,&quot;page&quot;:&quot;1-17&quot;,&quot;volume&quot;:&quot;11&quot;,&quot;issue&quot;:&quot;10&quot;,&quot;author&quot;:[{&quot;family&quot;:&quot;Zeileis&quot;,&quot;given&quot;:&quot;Achim&quot;}],&quot;issued&quot;:{&quot;date-parts&quot;:[[&quot;2004&quot;]]}}}],&quot;schema&quot;:&quot;https://github.com/citation-style-language/schema/raw/master/csl-citation.json&quot;} RNDLTcitoDrtF"/></text:p>
          </table:table-cell>
        </table:table-row>
        <table:table-row>
          <table:table-cell table:style-name="Table1.A23" office:value-type="string">
            <text:p text:style-name="P1">VIM</text:p>
          </table:table-cell>
          <table:table-cell table:style-name="Table1.B23" office:value-type="string">
            <text:p text:style-name="P1"><text:reference-mark-start text:name="ZOTERO_ITEM CSL_CITATION {&quot;citationID&quot;:&quot;UH45bigr&quot;,&quot;properties&quot;:{&quot;formattedCitation&quot;:&quot;(Kowarik and Templ, 2016)&quot;,&quot;plainCitation&quot;:&quot;(Kowarik and Templ, 2016)&quot;,&quot;noteIndex&quot;:0},&quot;citationItems&quot;:[{&quot;id&quot;:4301,&quot;uris&quot;:[&quot;http://zotero.org/users/976121/items/W58I3GJE&quot;],&quot;uri&quot;:[&quot;http://zotero.org/users/976121/items/W58I3GJE&quot;],&quot;itemData&quot;:{&quot;id&quot;:4301,&quot;type&quot;:&quot;article-journal&quot;,&quot;title&quot;:&quot;Imputation with the R package VIM&quot;,&quot;container-title&quot;:&quot;Journal of Statistical Software&quot;,&quot;volume&quot;:&quot;74&quot;,&quot;issue&quot;:&quot;7&quot;,&quot;source&quot;:&quot;Crossref&quot;,&quot;abstract&quot;:&quot;The package VIM (Templ, Alfons, Kowarik, and Prantner 2016) is developed to explore and analyze the structure of missing values in data using visualization methods, to impute these missing values with the built-in imputation methods and to verify the imputation process using visualization tools, as well as to produce high-quality graphics for publications. This article focuses on the different imputation techniques available in the package. Four different imputation methods are currently implemented in VIM, namely hot-deck imputation, k-nearest neighbor imputation, regression imputation and iterative robust model-based imputation (Templ, Kowarik, and Filzmoser 2011). All of these methods are implemented in a flexible manner with many options for customization. Furthermore in this article practical examples are provided to highlight the use of the implemented methods on real-world applications. In addition, the graphical user interface of VIM has been re-implemented from scratch resulting in the package VIMGUI (Schopfhauser, Templ, Alfons, Kowarik, and Prantner 2016) to enable users without extensive R skills to access these imputation and visualization methods.&quot;,&quot;URL&quot;:&quot;http://www.jstatsoft.org/v74/i07/&quot;,&quot;DOI&quot;:&quot;10.18637/jss.v074.i07&quot;,&quot;ISSN&quot;:&quot;1548-7660&quot;,&quot;language&quot;:&quot;en&quot;,&quot;author&quot;:[{&quot;family&quot;:&quot;Kowarik&quot;,&quot;given&quot;:&quot;Alexander&quot;},{&quot;family&quot;:&quot;Templ&quot;,&quot;given&quot;:&quot;Matthias&quot;}],&quot;issued&quot;:{&quot;date-parts&quot;:[[&quot;2016&quot;]]},&quot;accessed&quot;:{&quot;date-parts&quot;:[[&quot;2019&quot;,5,19]]}}}],&quot;schema&quot;:&quot;https://github.com/citation-style-language/schema/raw/master/csl-citation.json&quot;} RNDtL7HElqrdm"/>(Kowarik and Templ, 2016)<text:reference-mark-end text:name="ZOTERO_ITEM CSL_CITATION {&quot;citationID&quot;:&quot;UH45bigr&quot;,&quot;properties&quot;:{&quot;formattedCitation&quot;:&quot;(Kowarik and Templ, 2016)&quot;,&quot;plainCitation&quot;:&quot;(Kowarik and Templ, 2016)&quot;,&quot;noteIndex&quot;:0},&quot;citationItems&quot;:[{&quot;id&quot;:4301,&quot;uris&quot;:[&quot;http://zotero.org/users/976121/items/W58I3GJE&quot;],&quot;uri&quot;:[&quot;http://zotero.org/users/976121/items/W58I3GJE&quot;],&quot;itemData&quot;:{&quot;id&quot;:4301,&quot;type&quot;:&quot;article-journal&quot;,&quot;title&quot;:&quot;Imputation with the R package VIM&quot;,&quot;container-title&quot;:&quot;Journal of Statistical Software&quot;,&quot;volume&quot;:&quot;74&quot;,&quot;issue&quot;:&quot;7&quot;,&quot;source&quot;:&quot;Crossref&quot;,&quot;abstract&quot;:&quot;The package VIM (Templ, Alfons, Kowarik, and Prantner 2016) is developed to explore and analyze the structure of missing values in data using visualization methods, to impute these missing values with the built-in imputation methods and to verify the imputation process using visualization tools, as well as to produce high-quality graphics for publications. This article focuses on the different imputation techniques available in the package. Four different imputation methods are currently implemented in VIM, namely hot-deck imputation, k-nearest neighbor imputation, regression imputation and iterative robust model-based imputation (Templ, Kowarik, and Filzmoser 2011). All of these methods are implemented in a flexible manner with many options for customization. Furthermore in this article practical examples are provided to highlight the use of the implemented methods on real-world applications. In addition, the graphical user interface of VIM has been re-implemented from scratch resulting in the package VIMGUI (Schopfhauser, Templ, Alfons, Kowarik, and Prantner 2016) to enable users without extensive R skills to access these imputation and visualization methods.&quot;,&quot;URL&quot;:&quot;http://www.jstatsoft.org/v74/i07/&quot;,&quot;DOI&quot;:&quot;10.18637/jss.v074.i07&quot;,&quot;ISSN&quot;:&quot;1548-7660&quot;,&quot;language&quot;:&quot;en&quot;,&quot;author&quot;:[{&quot;family&quot;:&quot;Kowarik&quot;,&quot;given&quot;:&quot;Alexander&quot;},{&quot;family&quot;:&quot;Templ&quot;,&quot;given&quot;:&quot;Matthias&quot;}],&quot;issued&quot;:{&quot;date-parts&quot;:[[&quot;2016&quot;]]},&quot;accessed&quot;:{&quot;date-parts&quot;:[[&quot;2019&quot;,5,19]]}}}],&quot;schema&quot;:&quot;https://github.com/citation-style-language/schema/raw/master/csl-citation.json&quot;} RNDtL7HElqrdm"/></text:p>
          </table:table-cell>
        </table:table-row>
        <table:table-row>
          <table:table-cell table:style-name="Table1.A24" table:number-columns-spanned="2" office:value-type="string">
            <text:p text:style-name="P2">Пространствени данни – анализ и визуализация</text:p>
          </table:table-cell>
          <table:covered-table-cell/>
        </table:table-row>
        <table:table-row>
          <table:table-cell table:style-name="Table1.A25" office:value-type="string">
            <text:p text:style-name="P1">ggmap</text:p>
          </table:table-cell>
          <table:table-cell table:style-name="Table1.B25" office:value-type="string">
            <text:p text:style-name="P1"><text:reference-mark-start text:name="ZOTERO_ITEM CSL_CITATION {&quot;citationID&quot;:&quot;dez5XGrD&quot;,&quot;properties&quot;:{&quot;formattedCitation&quot;:&quot;(Kahle and Wickham, 2013)&quot;,&quot;plainCitation&quot;:&quot;(Kahle and Wickham, 2013)&quot;,&quot;noteIndex&quot;:0},&quot;citationItems&quot;:[{&quot;id&quot;:4318,&quot;uris&quot;:[&quot;http://zotero.org/users/976121/items/PVQM2S6S&quot;],&quot;uri&quot;:[&quot;http://zotero.org/users/976121/items/PVQM2S6S&quot;],&quot;itemData&quot;:{&quot;id&quot;:4318,&quot;type&quot;:&quot;article-journal&quot;,&quot;title&quot;:&quot;ggmap: Spatial visualization with ggplot2&quot;,&quot;container-title&quot;:&quot;The R Journal&quot;,&quot;page&quot;:&quot;144-161&quot;,&quot;volume&quot;:&quot;5&quot;,&quot;issue&quot;:&quot;1&quot;,&quot;source&quot;:&quot;Crossref&quot;,&quot;abstract&quot;:&quot;In spatial statistics the ability to visualize data and models superimposed with their basic social landmarks and geographic context is invaluable. ggmap is a new tool which enables such visualization by combining the spatial information of static maps from Google Maps, OpenStreetMap, Stamen Maps or CloudMade Maps with the layered grammar of graphics implementation of ggplot2. In addition, several new utility functions are introduced which allow the user to access the Google Geocoding, Distance Matrix, and Directions APIs. The result is an easy, consistent and modular framework for spatial graphics with several convenient tools for spatial data analysis.&quot;,&quot;DOI&quot;:&quot;10.32614/RJ-2013-014&quot;,&quot;ISSN&quot;:&quot;2073-4859&quot;,&quot;title-short&quot;:&quot;ggmap&quot;,&quot;language&quot;:&quot;en&quot;,&quot;author&quot;:[{&quot;family&quot;:&quot;Kahle&quot;,&quot;given&quot;:&quot;David&quot;},{&quot;family&quot;:&quot;Wickham&quot;,&quot;given&quot;:&quot;Hadley&quot;}],&quot;issued&quot;:{&quot;date-parts&quot;:[[&quot;2013&quot;]]}}}],&quot;schema&quot;:&quot;https://github.com/citation-style-language/schema/raw/master/csl-citation.json&quot;} RNDX4mkqNZD9U"/>(Kahle and Wickham, 2013)<text:reference-mark-end text:name="ZOTERO_ITEM CSL_CITATION {&quot;citationID&quot;:&quot;dez5XGrD&quot;,&quot;properties&quot;:{&quot;formattedCitation&quot;:&quot;(Kahle and Wickham, 2013)&quot;,&quot;plainCitation&quot;:&quot;(Kahle and Wickham, 2013)&quot;,&quot;noteIndex&quot;:0},&quot;citationItems&quot;:[{&quot;id&quot;:4318,&quot;uris&quot;:[&quot;http://zotero.org/users/976121/items/PVQM2S6S&quot;],&quot;uri&quot;:[&quot;http://zotero.org/users/976121/items/PVQM2S6S&quot;],&quot;itemData&quot;:{&quot;id&quot;:4318,&quot;type&quot;:&quot;article-journal&quot;,&quot;title&quot;:&quot;ggmap: Spatial visualization with ggplot2&quot;,&quot;container-title&quot;:&quot;The R Journal&quot;,&quot;page&quot;:&quot;144-161&quot;,&quot;volume&quot;:&quot;5&quot;,&quot;issue&quot;:&quot;1&quot;,&quot;source&quot;:&quot;Crossref&quot;,&quot;abstract&quot;:&quot;In spatial statistics the ability to visualize data and models superimposed with their basic social landmarks and geographic context is invaluable. ggmap is a new tool which enables such visualization by combining the spatial information of static maps from Google Maps, OpenStreetMap, Stamen Maps or CloudMade Maps with the layered grammar of graphics implementation of ggplot2. In addition, several new utility functions are introduced which allow the user to access the Google Geocoding, Distance Matrix, and Directions APIs. The result is an easy, consistent and modular framework for spatial graphics with several convenient tools for spatial data analysis.&quot;,&quot;DOI&quot;:&quot;10.32614/RJ-2013-014&quot;,&quot;ISSN&quot;:&quot;2073-4859&quot;,&quot;title-short&quot;:&quot;ggmap&quot;,&quot;language&quot;:&quot;en&quot;,&quot;author&quot;:[{&quot;family&quot;:&quot;Kahle&quot;,&quot;given&quot;:&quot;David&quot;},{&quot;family&quot;:&quot;Wickham&quot;,&quot;given&quot;:&quot;Hadley&quot;}],&quot;issued&quot;:{&quot;date-parts&quot;:[[&quot;2013&quot;]]}}}],&quot;schema&quot;:&quot;https://github.com/citation-style-language/schema/raw/master/csl-citation.json&quot;} RNDX4mkqNZD9U"/></text:p>
          </table:table-cell>
        </table:table-row>
        <table:table-row>
          <table:table-cell table:style-name="Table1.A26" office:value-type="string">
            <text:p text:style-name="P1">mapdata</text:p>
          </table:table-cell>
          <table:table-cell table:style-name="Table1.B26" office:value-type="string">
            <text:p text:style-name="P1"><text:reference-mark-start text:name="ZOTERO_ITEM CSL_CITATION {&quot;citationID&quot;:&quot;uvq9t5F4&quot;,&quot;properties&quot;:{&quot;formattedCitation&quot;:&quot;(Becker et al., 2018a)&quot;,&quot;plainCitation&quot;:&quot;(Becker et al., 2018a)&quot;,&quot;noteIndex&quot;:0},&quot;citationItems&quot;:[{&quot;id&quot;:4313,&quot;uris&quot;:[&quot;http://zotero.org/users/976121/items/MV6T92HX&quot;],&quot;uri&quot;:[&quot;http://zotero.org/users/976121/items/MV6T92HX&quot;],&quot;itemData&quot;:{&quot;id&quot;:4313,&quot;type&quot;:&quot;book&quot;,&quot;title&quot;:&quot;mapdata: Extra map databases&quot;,&quot;version&quot;:&quot;2.3.0&quot;,&quot;genre&quot;:&quot;R&quot;,&quot;URL&quot;:&quot;https://CRAN.R-project.org/package=mapdata&quot;,&quot;author&quot;:[{&quot;family&quot;:&quot;Becker&quot;,&quot;given&quot;:&quot;Richard A.&quot;},{&quot;family&quot;:&quot;Wilks&quot;,&quot;given&quot;:&quot;Allan R.&quot;},{&quot;family&quot;:&quot;Brownrigg&quot;,&quot;given&quot;:&quot;Ray&quot;}],&quot;issued&quot;:{&quot;date-parts&quot;:[[&quot;2018&quot;]]}}}],&quot;schema&quot;:&quot;https://github.com/citation-style-language/schema/raw/master/csl-citation.json&quot;} RNDnJKSGy41Hs"/>(Becker et al., 2018a)<text:reference-mark-end text:name="ZOTERO_ITEM CSL_CITATION {&quot;citationID&quot;:&quot;uvq9t5F4&quot;,&quot;properties&quot;:{&quot;formattedCitation&quot;:&quot;(Becker et al., 2018a)&quot;,&quot;plainCitation&quot;:&quot;(Becker et al., 2018a)&quot;,&quot;noteIndex&quot;:0},&quot;citationItems&quot;:[{&quot;id&quot;:4313,&quot;uris&quot;:[&quot;http://zotero.org/users/976121/items/MV6T92HX&quot;],&quot;uri&quot;:[&quot;http://zotero.org/users/976121/items/MV6T92HX&quot;],&quot;itemData&quot;:{&quot;id&quot;:4313,&quot;type&quot;:&quot;book&quot;,&quot;title&quot;:&quot;mapdata: Extra map databases&quot;,&quot;version&quot;:&quot;2.3.0&quot;,&quot;genre&quot;:&quot;R&quot;,&quot;URL&quot;:&quot;https://CRAN.R-project.org/package=mapdata&quot;,&quot;author&quot;:[{&quot;family&quot;:&quot;Becker&quot;,&quot;given&quot;:&quot;Richard A.&quot;},{&quot;family&quot;:&quot;Wilks&quot;,&quot;given&quot;:&quot;Allan R.&quot;},{&quot;family&quot;:&quot;Brownrigg&quot;,&quot;given&quot;:&quot;Ray&quot;}],&quot;issued&quot;:{&quot;date-parts&quot;:[[&quot;2018&quot;]]}}}],&quot;schema&quot;:&quot;https://github.com/citation-style-language/schema/raw/master/csl-citation.json&quot;} RNDnJKSGy41Hs"/></text:p>
          </table:table-cell>
        </table:table-row>
        <table:table-row>
          <table:table-cell table:style-name="Table1.A28" office:value-type="string">
            <text:p text:style-name="P1">maps</text:p>
          </table:table-cell>
          <table:table-cell table:style-name="Table1.B27" office:value-type="string">
            <text:p text:style-name="P1"><text:reference-mark-start text:name="ZOTERO_ITEM CSL_CITATION {&quot;citationID&quot;:&quot;pWaMZMbq&quot;,&quot;properties&quot;:{&quot;formattedCitation&quot;:&quot;(Becker et al., 2018b)&quot;,&quot;plainCitation&quot;:&quot;(Becker et al., 2018b)&quot;,&quot;noteIndex&quot;:0},&quot;citationItems&quot;:[{&quot;id&quot;:4312,&quot;uris&quot;:[&quot;http://zotero.org/users/976121/items/7E8GP68G&quot;],&quot;uri&quot;:[&quot;http://zotero.org/users/976121/items/7E8GP68G&quot;],&quot;itemData&quot;:{&quot;id&quot;:4312,&quot;type&quot;:&quot;book&quot;,&quot;title&quot;:&quot;maps: Draw geographical maps&quot;,&quot;version&quot;:&quot;3.3.0&quot;,&quot;genre&quot;:&quot;R&quot;,&quot;URL&quot;:&quot;https://CRAN.R-project.org/package=maps&quot;,&quot;author&quot;:[{&quot;family&quot;:&quot;Becker&quot;,&quot;given&quot;:&quot;Richard A.&quot;},{&quot;family&quot;:&quot;Wilks&quot;,&quot;given&quot;:&quot;Allan R.&quot;},{&quot;family&quot;:&quot;Brownrigg&quot;,&quot;given&quot;:&quot;Ray&quot;},{&quot;family&quot;:&quot;Minka&quot;,&quot;given&quot;:&quot;Thomas P&quot;},{&quot;family&quot;:&quot;Deckmyn&quot;,&quot;given&quot;:&quot;Alex&quot;}],&quot;issued&quot;:{&quot;date-parts&quot;:[[&quot;2018&quot;]]}}}],&quot;schema&quot;:&quot;https://github.com/citation-style-language/schema/raw/master/csl-citation.json&quot;} RNDabiW2obAhp"/>(Becker et al., 2018b)<text:reference-mark-end text:name="ZOTERO_ITEM CSL_CITATION {&quot;citationID&quot;:&quot;pWaMZMbq&quot;,&quot;properties&quot;:{&quot;formattedCitation&quot;:&quot;(Becker et al., 2018b)&quot;,&quot;plainCitation&quot;:&quot;(Becker et al., 2018b)&quot;,&quot;noteIndex&quot;:0},&quot;citationItems&quot;:[{&quot;id&quot;:4312,&quot;uris&quot;:[&quot;http://zotero.org/users/976121/items/7E8GP68G&quot;],&quot;uri&quot;:[&quot;http://zotero.org/users/976121/items/7E8GP68G&quot;],&quot;itemData&quot;:{&quot;id&quot;:4312,&quot;type&quot;:&quot;book&quot;,&quot;title&quot;:&quot;maps: Draw geographical maps&quot;,&quot;version&quot;:&quot;3.3.0&quot;,&quot;genre&quot;:&quot;R&quot;,&quot;URL&quot;:&quot;https://CRAN.R-project.org/package=maps&quot;,&quot;author&quot;:[{&quot;family&quot;:&quot;Becker&quot;,&quot;given&quot;:&quot;Richard A.&quot;},{&quot;family&quot;:&quot;Wilks&quot;,&quot;given&quot;:&quot;Allan R.&quot;},{&quot;family&quot;:&quot;Brownrigg&quot;,&quot;given&quot;:&quot;Ray&quot;},{&quot;family&quot;:&quot;Minka&quot;,&quot;given&quot;:&quot;Thomas P&quot;},{&quot;family&quot;:&quot;Deckmyn&quot;,&quot;given&quot;:&quot;Alex&quot;}],&quot;issued&quot;:{&quot;date-parts&quot;:[[&quot;2018&quot;]]}}}],&quot;schema&quot;:&quot;https://github.com/citation-style-language/schema/raw/master/csl-citation.json&quot;} RNDabiW2obAhp"/></text:p>
          </table:table-cell>
        </table:table-row>
        <table:table-row>
          <table:table-cell table:style-name="Table1.A28" office:value-type="string">
            <text:p text:style-name="P1">ncdf4</text:p>
          </table:table-cell>
          <table:table-cell table:style-name="Table1.B28" office:value-type="string">
            <text:p text:style-name="P1"><text:reference-mark-start text:name="ZOTERO_ITEM CSL_CITATION {&quot;citationID&quot;:&quot;j1jD2olp&quot;,&quot;properties&quot;:{&quot;formattedCitation&quot;:&quot;(Pierce, 2018, p. 4)&quot;,&quot;plainCitation&quot;:&quot;(Pierce, 2018, p. 4)&quot;,&quot;noteIndex&quot;:0},&quot;citationItems&quot;:[{&quot;id&quot;:4311,&quot;uris&quot;:[&quot;http://zotero.org/users/976121/items/IEIVM9E5&quot;],&quot;uri&quot;:[&quot;http://zotero.org/users/976121/items/IEIVM9E5&quot;],&quot;itemData&quot;:{&quot;id&quot;:4311,&quot;type&quot;:&quot;book&quot;,&quot;title&quot;:&quot;ncdf4: Interface to Unidata netCDF (version 4 or earlier) format data files&quot;,&quot;version&quot;:&quot;1.16&quot;,&quot;genre&quot;:&quot;R&quot;,&quot;URL&quot;:&quot;https://CRAN.R-project.org/package=ncdf4&quot;,&quot;author&quot;:[{&quot;family&quot;:&quot;Pierce&quot;,&quot;given&quot;:&quot;David&quot;}],&quot;issued&quot;:{&quot;date-parts&quot;:[[&quot;2018&quot;]]}},&quot;locator&quot;:&quot;4&quot;}],&quot;schema&quot;:&quot;https://github.com/citation-style-language/schema/raw/master/csl-citation.json&quot;} RNDME2caSGNqy"/>(Pierce, 2018, p. 4)<text:reference-mark-end text:name="ZOTERO_ITEM CSL_CITATION {&quot;citationID&quot;:&quot;j1jD2olp&quot;,&quot;properties&quot;:{&quot;formattedCitation&quot;:&quot;(Pierce, 2018, p. 4)&quot;,&quot;plainCitation&quot;:&quot;(Pierce, 2018, p. 4)&quot;,&quot;noteIndex&quot;:0},&quot;citationItems&quot;:[{&quot;id&quot;:4311,&quot;uris&quot;:[&quot;http://zotero.org/users/976121/items/IEIVM9E5&quot;],&quot;uri&quot;:[&quot;http://zotero.org/users/976121/items/IEIVM9E5&quot;],&quot;itemData&quot;:{&quot;id&quot;:4311,&quot;type&quot;:&quot;book&quot;,&quot;title&quot;:&quot;ncdf4: Interface to Unidata netCDF (version 4 or earlier) format data files&quot;,&quot;version&quot;:&quot;1.16&quot;,&quot;genre&quot;:&quot;R&quot;,&quot;URL&quot;:&quot;https://CRAN.R-project.org/package=ncdf4&quot;,&quot;author&quot;:[{&quot;family&quot;:&quot;Pierce&quot;,&quot;given&quot;:&quot;David&quot;}],&quot;issued&quot;:{&quot;date-parts&quot;:[[&quot;2018&quot;]]}},&quot;locator&quot;:&quot;4&quot;}],&quot;schema&quot;:&quot;https://github.com/citation-style-language/schema/raw/master/csl-citation.json&quot;} RNDME2caSGNqy"/></text:p>
          </table:table-cell>
        </table:table-row>
        <table:table-row>
          <table:table-cell table:style-name="Table1.A29" office:value-type="string">
            <text:p text:style-name="P1">sp</text:p>
          </table:table-cell>
          <table:table-cell table:style-name="Table1.B29" office:value-type="string">
            <text:p text:style-name="P1"><text:reference-mark-start text:name="ZOTERO_ITEM CSL_CITATION {&quot;citationID&quot;:&quot;6QE679Uk&quot;,&quot;properties&quot;:{&quot;formattedCitation&quot;:&quot;(Pebesma and Bivand, 2005)&quot;,&quot;plainCitation&quot;:&quot;(Pebesma and Bivand, 2005)&quot;,&quot;noteIndex&quot;:0},&quot;citationItems&quot;:[{&quot;id&quot;:4317,&quot;uris&quot;:[&quot;http://zotero.org/users/976121/items/ED8KZMI9&quot;],&quot;uri&quot;:[&quot;http://zotero.org/users/976121/items/ED8KZMI9&quot;],&quot;itemData&quot;:{&quot;id&quot;:4317,&quot;type&quot;:&quot;article-journal&quot;,&quot;title&quot;:&quot;Classes and methods for spatial data in R&quot;,&quot;container-title&quot;:&quot;R News&quot;,&quot;page&quot;:&quot;9-13&quot;,&quot;volume&quot;:&quot;5&quot;,&quot;issue&quot;:&quot;2&quot;,&quot;author&quot;:[{&quot;family&quot;:&quot;Pebesma&quot;,&quot;given&quot;:&quot;Edzer J.&quot;},{&quot;family&quot;:&quot;Bivand&quot;,&quot;given&quot;:&quot;Roger S.&quot;}],&quot;issued&quot;:{&quot;date-parts&quot;:[[&quot;2005&quot;]]}}}],&quot;schema&quot;:&quot;https://github.com/citation-style-language/schema/raw/master/csl-citation.json&quot;} RNDH0Sp8Wm3bR"/>(Pebesma and Bivand, 2005<text:reference-mark-end text:name="ZOTERO_ITEM CSL_CITATION {&quot;citationID&quot;:&quot;6QE679Uk&quot;,&quot;properties&quot;:{&quot;formattedCitation&quot;:&quot;(Pebesma and Bivand, 2005)&quot;,&quot;plainCitation&quot;:&quot;(Pebesma and Bivand, 2005)&quot;,&quot;noteIndex&quot;:0},&quot;citationItems&quot;:[{&quot;id&quot;:4317,&quot;uris&quot;:[&quot;http://zotero.org/users/976121/items/ED8KZMI9&quot;],&quot;uri&quot;:[&quot;http://zotero.org/users/976121/items/ED8KZMI9&quot;],&quot;itemData&quot;:{&quot;id&quot;:4317,&quot;type&quot;:&quot;article-journal&quot;,&quot;title&quot;:&quot;Classes and methods for spatial data in R&quot;,&quot;container-title&quot;:&quot;R News&quot;,&quot;page&quot;:&quot;9-13&quot;,&quot;volume&quot;:&quot;5&quot;,&quot;issue&quot;:&quot;2&quot;,&quot;author&quot;:[{&quot;family&quot;:&quot;Pebesma&quot;,&quot;given&quot;:&quot;Edzer J.&quot;},{&quot;family&quot;:&quot;Bivand&quot;,&quot;given&quot;:&quot;Roger S.&quot;}],&quot;issued&quot;:{&quot;date-parts&quot;:[[&quot;2005&quot;]]}}}],&quot;schema&quot;:&quot;https://github.com/citation-style-language/schema/raw/master/csl-citation.json&quot;} RNDH0Sp8Wm3bR"/></text:p>
          </table:table-cell>
        </table:table-row>
      </table:table>
      <text:p text:style-name="Thesis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text-align="justify" style:justify-single-word="false" fo:orphans="2" fo:widows="2" fo:text-indent="1.111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list-style-name="Thesis_5f_numbering" style:master-page-name="">
      <loext:graphic-properties draw:fill="none" draw:fill-color="#729fcf"/>
      <style:paragraph-properties fo:text-align="justify" style:justify-single-word="false" fo:orphans="2" fo:widows="2" style:page-number="auto" fo:background-color="transparent" style:shadow="none">
        <style:tab-stops>
          <style:tab-stop style:position="16.002cm" style:type="right" style:leader-style="dotted" style:leader-text="."/>
        </style:tab-stops>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15:18:26.636922270</meta:creation-date>
    <meta:editing-duration>PT49M49S</meta:editing-duration>
    <meta:editing-cycles>23</meta:editing-cycles>
    <meta:generator>LibreOffice/6.0.7.3$Linux_X86_64 LibreOffice_project/00m0$Build-3</meta:generator>
    <dc:date>2019-05-29T17:03:08.249795357</dc:date>
    <dc:creator>SK </dc:creator>
    <meta:document-statistic meta:table-count="1" meta:image-count="0" meta:object-count="0" meta:page-count="1" meta:paragraph-count="54" meta:word-count="139" meta:character-count="908" meta:non-whitespace-character-count="820"/>
    <meta:user-defined meta:name="ZOTERO_PREF_1">&lt;data data-version="3" zotero-version="5.0.66"&gt;&lt;session id="oM6TTbNC"/&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